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320000001FE2BDE3115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6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7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8" style:family="paragraph" style:parent-style-name="DocText">
      <style:paragraph-properties fo:text-align="end" style:justify-single-word="false"/>
    </style:style>
    <style:style style:name="P9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0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DocText">
      <style:paragraph-properties fo:break-before="page"/>
    </style:style>
    <style:style style:name="P12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margin-top="0in" fo:margin-bottom="0in" style:contextual-spacing="false"/>
    </style:style>
    <style:style style:name="P14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5" style:family="paragraph" style:parent-style-name="DocHeading3">
      <style:text-properties officeooo:paragraph-rsid="000c4552"/>
    </style:style>
    <style:style style:name="P16" style:family="paragraph" style:parent-style-name="DocHeading3">
      <style:text-properties officeooo:paragraph-rsid="000ceaa3"/>
    </style:style>
    <style:style style:name="P17" style:family="paragraph" style:parent-style-name="DocHeading2">
      <style:text-properties officeooo:paragraph-rsid="000c4552"/>
    </style:style>
    <style:style style:name="P18" style:family="paragraph" style:parent-style-name="DocHeading2">
      <style:text-properties officeooo:paragraph-rsid="000ceaa3"/>
    </style:style>
    <style:style style:name="P19" style:family="paragraph" style:parent-style-name="DocHeading2">
      <style:text-properties officeooo:paragraph-rsid="000dfd07"/>
    </style:style>
    <style:style style:name="P20" style:family="paragraph" style:parent-style-name="DocText">
      <style:paragraph-properties fo:text-align="end" style:justify-single-word="false"/>
    </style:style>
    <style:style style:name="P21" style:family="paragraph" style:parent-style-name="DocText">
      <style:paragraph-properties fo:text-align="end" style:justify-single-word="false"/>
      <style:text-properties fo:font-weight="bold" officeooo:paragraph-rsid="00081ebb" style:font-weight-asian="bold" style:font-weight-complex="bold"/>
    </style:style>
    <style:style style:name="P22" style:family="paragraph" style:parent-style-name="DocText">
      <style:text-properties officeooo:paragraph-rsid="00081ebb"/>
    </style:style>
    <style:style style:name="P23" style:family="paragraph" style:parent-style-name="DocText">
      <style:text-properties officeooo:paragraph-rsid="000bb485"/>
    </style:style>
    <style:style style:name="P24" style:family="paragraph" style:parent-style-name="DocText">
      <style:text-properties officeooo:paragraph-rsid="000c2fe5"/>
    </style:style>
    <style:style style:name="P25" style:family="paragraph" style:parent-style-name="DocText">
      <style:text-properties officeooo:paragraph-rsid="000c4552"/>
    </style:style>
    <style:style style:name="P26" style:family="paragraph" style:parent-style-name="DocText">
      <style:text-properties officeooo:paragraph-rsid="000ceaa3"/>
    </style:style>
    <style:style style:name="P27" style:family="paragraph" style:parent-style-name="DocText">
      <style:text-properties officeooo:paragraph-rsid="000dfd07"/>
    </style:style>
    <style:style style:name="P28" style:family="paragraph" style:parent-style-name="DocText">
      <style:paragraph-properties fo:margin-top="0in" fo:margin-bottom="0in" style:contextual-spacing="false" fo:line-height="100%"/>
      <style:text-properties style:font-name="Courier" fo:font-size="10pt" officeooo:paragraph-rsid="000c2fe5" style:font-size-asian="10pt" style:font-size-complex="10pt"/>
    </style:style>
    <style:style style:name="P29" style:family="paragraph" style:parent-style-name="DocText">
      <style:paragraph-properties fo:margin-top="0in" fo:margin-bottom="0in" style:contextual-spacing="false" fo:line-height="100%"/>
      <style:text-properties style:font-name="Courier" fo:font-size="10pt" officeooo:paragraph-rsid="000c4552" style:font-size-asian="10pt" style:font-size-complex="10pt"/>
    </style:style>
    <style:style style:name="P30" style:family="paragraph" style:parent-style-name="DocText">
      <style:paragraph-properties fo:margin-top="0in" fo:margin-bottom="0in" style:contextual-spacing="false" fo:line-height="100%"/>
      <style:text-properties style:font-name="Courier" fo:font-size="10pt" officeooo:paragraph-rsid="000ceaa3" style:font-size-asian="10pt" style:font-size-complex="10pt"/>
    </style:style>
    <style:style style:name="P31" style:family="paragraph" style:parent-style-name="DocSubtitle">
      <style:text-properties officeooo:paragraph-rsid="00081ebb"/>
    </style:style>
    <style:style style:name="P32" style:family="paragraph" style:parent-style-name="DocTitle" style:master-page-name="Title_20_Page">
      <style:paragraph-properties style:page-number="auto"/>
      <style:text-properties officeooo:paragraph-rsid="00081ebb"/>
    </style:style>
    <style:style style:name="P33" style:family="paragraph" style:parent-style-name="Standard">
      <style:paragraph-properties style:vertical-align="bottom"/>
      <style:text-properties style:font-name="Arial" fo:font-size="18pt" officeooo:paragraph-rsid="00081ebb" style:font-size-asian="18pt" style:font-size-complex="18pt"/>
    </style:style>
    <style:style style:name="P3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paragraph-rsid="00081ebb"/>
    </style:style>
    <style:style style:name="P35" style:family="paragraph" style:parent-style-name="Standard">
      <style:text-properties style:font-name="Arial" officeooo:paragraph-rsid="00081ebb"/>
    </style:style>
    <style:style style:name="P36" style:family="paragraph" style:parent-style-name="Text_20_body">
      <style:text-properties officeooo:paragraph-rsid="000bb485"/>
    </style:style>
    <style:style style:name="P37" style:family="paragraph" style:parent-style-name="Text_20_body">
      <style:text-properties officeooo:paragraph-rsid="000c2fe5"/>
    </style:style>
    <style:style style:name="P38" style:family="paragraph" style:parent-style-name="Text_20_body" style:list-style-name="L1">
      <style:text-properties officeooo:paragraph-rsid="000c2fe5"/>
    </style:style>
    <style:style style:name="P39" style:family="paragraph" style:parent-style-name="Text_20_body">
      <style:text-properties officeooo:paragraph-rsid="000c4552"/>
    </style:style>
    <style:style style:name="P40" style:family="paragraph" style:parent-style-name="Text_20_body">
      <style:text-properties officeooo:paragraph-rsid="000ceaa3"/>
    </style:style>
    <style:style style:name="P41" style:family="paragraph" style:parent-style-name="Text_20_body">
      <style:text-properties officeooo:paragraph-rsid="000dfd07"/>
    </style:style>
    <style:style style:name="P42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43" style:family="paragraph" style:parent-style-name="DocHeading1">
      <style:text-properties officeooo:paragraph-rsid="000ceaa3"/>
    </style:style>
    <style:style style:name="P44" style:family="paragraph" style:parent-style-name="DocHeading1">
      <style:paragraph-properties fo:break-before="page"/>
    </style:style>
    <style:style style:name="P45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46" style:family="paragraph">
      <style:paragraph-properties fo:text-align="center"/>
    </style:style>
    <style:style style:name="P47" style:family="paragraph">
      <style:paragraph-properties fo:text-align="end"/>
    </style:style>
    <style:style style:name="P48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officeooo:rsid="00081ebb"/>
    </style:style>
    <style:style style:name="T4" style:family="text">
      <style:text-properties officeooo:rsid="00099c66"/>
    </style:style>
    <style:style style:name="T5" style:family="text">
      <style:text-properties officeooo:rsid="000b78b1"/>
    </style:style>
    <style:style style:name="T6" style:family="text">
      <style:text-properties officeooo:rsid="000bb485"/>
    </style:style>
    <style:style style:name="T7" style:family="text">
      <style:text-properties officeooo:rsid="000c2fe5"/>
    </style:style>
    <style:style style:name="T8" style:family="text">
      <style:text-properties officeooo:rsid="000c4552"/>
    </style:style>
    <style:style style:name="T9" style:family="text">
      <style:text-properties officeooo:rsid="000ceaa3"/>
    </style:style>
    <style:style style:name="T10" style:family="text">
      <style:text-properties officeooo:rsid="000dfd07"/>
    </style:style>
    <style:style style:name="T11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2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13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14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32"><draw:rect text:anchor-type="paragraph" draw:z-index="46" draw:style-name="gr3" draw:text-style-name="P46" svg:width="0.4898in" svg:height="8.7087in" svg:x="-0.0016in" svg:y="0.0083in"><text:p/></draw:rect><text:span text:style-name="T3">oFreq</text:span></text:p>
      <text:p text:style-name="P31"><text:span text:style-name="T3">Output Writing Classe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span text:style-name="T3">Nicholas Barczak</text:span></text:p>
      <text:p text:style-name="P21"><text:span text:style-name="T3">May 19, 2013</text:span></text:p>
      <text:p text:style-name="P10">Rev: <text:s/><text:span text:style-name="T3">0.10</text:span></text:p>
      <text:p text:style-name="P21"><text:span text:style-name="T3">DMS1303-001-220-02</text:span></text:p>
      <text:p text:style-name="P12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4">Revision</text:p>
            </table:table-cell>
            <table:table-cell table:style-name="Table3.A1" office:value-type="string">
              <text:p text:style-name="P14">Date</text:p>
            </table:table-cell>
            <table:table-cell table:style-name="Table3.A1" office:value-type="string">
              <text:p text:style-name="P14">Changes</text:p>
            </table:table-cell>
            <table:table-cell table:style-name="Table3.D1" office:value-type="string">
              <text:p text:style-name="P14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3">1.00</text:p>
          </table:table-cell>
          <table:table-cell table:style-name="Table3.B2" office:value-type="date" office:date-value="1999-12-30">
            <text:p text:style-name="P13">Dec 30, 1999</text:p>
          </table:table-cell>
          <table:table-cell table:style-name="Table3.C6" office:value-type="string">
            <text:p text:style-name="P13">Initial Issue</text:p>
          </table:table-cell>
          <table:table-cell table:style-name="Table3.D6" office:value-type="string">
            <text:p text:style-name="P13"/>
          </table:table-cell>
        </table:table-row>
        <table:table-row>
          <table:table-cell table:style-name="Table3.A6">
            <text:p text:style-name="P13"/>
          </table:table-cell>
          <table:table-cell table:style-name="Table3.B6">
            <text:p text:style-name="P13"/>
          </table:table-cell>
          <table:table-cell table:style-name="Table3.C6" office:value-type="string">
            <text:p text:style-name="P13"/>
          </table:table-cell>
          <table:table-cell table:style-name="Table3.D6" office:value-type="string">
            <text:p text:style-name="P13"/>
          </table:table-cell>
        </table:table-row>
        <table:table-row>
          <table:table-cell table:style-name="Table3.A6">
            <text:p text:style-name="P13"/>
          </table:table-cell>
          <table:table-cell table:style-name="Table3.B6">
            <text:p text:style-name="P13"/>
          </table:table-cell>
          <table:table-cell table:style-name="Table3.C6" office:value-type="string">
            <text:p text:style-name="P13"/>
          </table:table-cell>
          <table:table-cell table:style-name="Table3.D6" office:value-type="string">
            <text:p text:style-name="P13"/>
          </table:table-cell>
        </table:table-row>
        <table:table-row>
          <table:table-cell table:style-name="Table3.A6">
            <text:p text:style-name="P13"/>
          </table:table-cell>
          <table:table-cell table:style-name="Table3.B6">
            <text:p text:style-name="P13"/>
          </table:table-cell>
          <table:table-cell table:style-name="Table3.C6" office:value-type="string">
            <text:p text:style-name="P13"/>
          </table:table-cell>
          <table:table-cell table:style-name="Table3.D6" office:value-type="string">
            <text:p text:style-name="P13"/>
          </table:table-cell>
        </table:table-row>
        <table:table-row>
          <table:table-cell table:style-name="Table3.A6">
            <text:p text:style-name="P13"/>
          </table:table-cell>
          <table:table-cell table:style-name="Table3.B6">
            <text:p text:style-name="P13"/>
          </table:table-cell>
          <table:table-cell table:style-name="Table3.C6" office:value-type="string">
            <text:p text:style-name="P13"/>
          </table:table-cell>
          <table:table-cell table:style-name="Table3.D6" office:value-type="string">
            <text:p text:style-name="P13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9">Prepared By</text:p>
            <text:p text:style-name="P3">Datawave Marine S<text:span text:style-name="T3">cience</text:span></text:p>
            <text:p text:style-name="P3">3500 27<text:span text:style-name="T2">th</text:span> Pl West</text:p>
            <text:p text:style-name="P3">Apt 423</text:p>
            <text:p text:style-name="P3">Seattle, WA 98199</text:p>
            <text:p text:style-name="P3"/>
            <text:p text:style-name="P3">www.dmsonline.us</text:p>
          </table:table-cell>
        </table:table-row>
        <table:table-row table:style-name="Table4.2">
          <table:table-cell table:style-name="Table4.A2" office:value-type="string">
            <text:p text:style-name="P4">Confidential and proprietary property of Datawave Marine S<text:span text:style-name="T3">cience</text:span> (DMS).</text:p>
            <text:p text:style-name="P4">May not be used for construction or provided to any third parties without prior written consent. <text:s/></text:p>
            <text:p text:style-name="P4">Copyright 2012, Datawave Marine S<text:span text:style-name="T3">cience.</text:span>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42"><text:s/>1 Introduction<text:tab/>5</text:p>
          <text:p text:style-name="P42"><text:s/>2 Class: <text:s/>fileList<text:tab/>5</text:p>
          <text:p text:style-name="P45"><text:s/>2.1 Attribute: <text:s/>filePath<text:tab/>5</text:p>
          <text:p text:style-name="P45"><text:s/>2.2 Attribute: <text:s/>outputFiles<text:tab/>5</text:p>
          <text:p text:style-name="P45"><text:s/>2.3 Attribute: <text:s/>directions<text:tab/>5</text:p>
          <text:p text:style-name="P45"><text:s/>2.4 Attribute: <text:s/>frequencies<text:tab/>5</text:p>
          <text:p text:style-name="P45"><text:s/>2.5 Attribute: <text:s/>directionFile<text:tab/>5</text:p>
          <text:p text:style-name="P45"><text:s/>2.6 Attribute: <text:s/>frequencyFile<text:tab/>5</text:p>
          <text:p text:style-name="P45"><text:s/>2.7 Operation: <text:s/>writeFiles()<text:tab/>5</text:p>
          <text:p text:style-name="P42"><text:s/>3 Class: <text:s/>fileWriter<text:tab/>6</text:p>
          <text:p text:style-name="P45"><text:s/>3.1 Attribute: <text:s/>fileName<text:tab/>6</text:p>
          <text:p text:style-name="P45"><text:s/>3.2 Attribute: <text:s/>className<text:tab/>6</text:p>
          <text:p text:style-name="P45"><text:s/>3.3 Attribute: <text:s/>version<text:tab/>6</text:p>
          <text:p text:style-name="P45"><text:s/>3.4 Attribute: <text:s/>format<text:tab/>6</text:p>
          <text:p text:style-name="P45"><text:s/>3.5 Attribute: <text:s/>header<text:tab/>6</text:p>
          <text:p text:style-name="P45"><text:s/>3.6 Attribute: <text:s/>filePath<text:tab/>6</text:p>
          <text:p text:style-name="P45"><text:s/>3.7 Attribute: <text:s/>outputsList<text:tab/>6</text:p>
          <text:p text:style-name="P45"><text:s/>3.8 Operation: <text:s/>Constructor()<text:tab/>7</text:p>
          <text:p text:style-name="P45"><text:s/>3.9 Operation: <text:s/>Destructor()<text:tab/>7</text:p>
          <text:p text:style-name="P45"><text:s/>3.10 Virtual Operation: <text:s/>WriteFile()<text:tab/>7</text:p>
          <text:p text:style-name="P42"><text:s/>4 Class: <text:s/>fileWaveFrequencies<text:tab/>7</text:p>
          <text:p text:style-name="P45"><text:s/>4.1 Attribute: <text:s/>frequencies<text:tab/>7</text:p>
          <text:p text:style-name="P45"><text:s/>4.2 Operation: <text:s/>Constructor()<text:tab/>7</text:p>
          <text:p text:style-name="P42"><text:s/>5 Class: <text:s/>fileWaveDirections<text:tab/>8</text:p>
          <text:p text:style-name="P45"><text:s/>5.1 Attribute: <text:s/>Directions<text:tab/>8</text:p>
          <text:p text:style-name="P45"><text:s/>5.2 Operation: <text:s/>Constructor()<text:tab/>8</text:p>
          <text:p text:style-name="P42"><text:s/>6 Class: <text:s/>fileGlobalAcceleration<text:tab/>9</text:p>
          <text:p text:style-name="P45"><text:s/>6.1 Attribute: <text:s/>dataList<text:tab/>9</text:p>
          <text:p text:style-name="P45"><text:s/>6.2 Inherited Operation: <text:s/>Write()<text:tab/>9</text:p>
          <text:p text:style-name="P45"><text:s/>6.3 Operation: <text:s/>Constructor()<text:tab/>9</text:p>
          <text:p text:style-name="P42"><text:s/>7 Class: <text:s/>fileGlobalVelocity<text:tab/>10</text:p>
          <text:p text:style-name="P45"><text:s/>7.1 Attribute: <text:s/>dataList<text:tab/>10</text:p>
          <text:p text:style-name="P45"><text:s/>7.2 Inherited Operation: <text:s/>Write()<text:tab/>10</text:p>
          <text:p text:style-name="P45"><text:s/>7.3 Operation: <text:s/>Constructor()<text:tab/>11</text:p>
          <text:p text:style-name="P42"><text:s/>8 Class: <text:s/>fileGlobalPosition<text:tab/>11</text:p>
          <text:p text:style-name="P45"><text:s/>8.1 Attribute: <text:s/>dataList<text:tab/>12</text:p>
          <text:p text:style-name="P45"><text:s/>8.2 Inherited Operation: <text:s/>Write()<text:tab/>12</text:p>
          <text:p text:style-name="P45"><text:soft-page-break/><text:s/>8.3 Operation: <text:s/>Constructor()<text:tab/>12</text:p>
          <text:p text:style-name="P42"><text:s/>9 Class: <text:s/>dataVector<text:tab/>13</text:p>
          <text:p text:style-name="P45"><text:s/>9.1 Attribute: <text:s/>Frequency<text:tab/>13</text:p>
          <text:p text:style-name="P45"><text:s/>9.2 Attribute: <text:s/>Value<text:tab/>13</text:p>
          <text:p text:style-name="P42"><text:s/>10 Conclusion<text:tab/>13</text:p>
          <text:p text:style-name="P42"><text:s/>11 References<text:tab/>14</text:p>
          <text:p text:style-name="P42"><text:s text:c="2"/>Appendix A: <text:s/>Example of Output File<text:tab/>15</text:p>
        </text:index-body>
      </text:table-of-content>
      <text:p text:style-name="DocText"/>
      <text:h text:style-name="P44" text:outline-level="1">Introduction</text:h>
      <text:p text:style-name="P22"><text:span text:style-name="T3">This file covers the class definitions necessary for writing the output files from derived outputs.</text:span></text:p>
      <text:p text:style-name="P22"><text:span text:style-name="T3"/></text:p>
      <text:h text:style-name="DocHeading1" text:outline-level="1"><text:span text:style-name="T4">Class: <text:s/></text:span><text:span text:style-name="T3">fileList</text:span></text:h>
      <text:p text:style-name="P36"><text:span text:style-name="T6">The fileList class contains and controls all the output files to write. <text:s/>This class gets used for each wave direction. <text:s/>It also specifies the folder path for each output file.</text:span></text:p>
      <text:h text:style-name="DocHeading2" text:outline-level="2"><text:span text:style-name="T5">Attribute: <text:s/>filePath</text:span></text:h>
      <text:p text:style-name="P23"><text:span text:style-name="T6">The filePath stores the path of the location to write files to. <text:s/>The fileList object updates with each iteration of wave directions. <text:s/>So the filePath object specifies the location of the files for each wave direction.</text:span></text:p>
      <text:h text:style-name="DocHeading2" text:outline-level="2"><text:span text:style-name="T5">Attribute: <text:s/>outputFiles</text:span></text:h>
      <text:p text:style-name="P23"><text:span text:style-name="T6">This is the major attribute for the object. <text:s/>It contains the vector of objects used to write output files.</text:span></text:p>
      <text:h text:style-name="DocHeading2" text:outline-level="2"><text:span text:style-name="T6">Attribute: <text:s/>directions</text:span></text:h>
      <text:p text:style-name="P23"><text:span text:style-name="T6">This is a vector that contains the list of wave directions. <text:s/>This may not be necessary since the system object contains the same information.</text:span></text:p>
      <text:h text:style-name="DocHeading2" text:outline-level="2"><text:span text:style-name="T6">Attribute: <text:s/>frequencies</text:span></text:h>
      <text:p text:style-name="P23"><text:span text:style-name="T6">This is a vector that contains the list of wave frequencies. <text:s/>This may not be necessary since the system object contains the same information.</text:span></text:p>
      <text:h text:style-name="DocHeading2" text:outline-level="2"><text:span text:style-name="T6">Attribute: <text:s/>directionFile</text:span></text:h>
      <text:p text:style-name="P23"><text:span text:style-name="T6">This is an object for writing out the file of wave directions.</text:span></text:p>
      <text:h text:style-name="DocHeading2" text:outline-level="2"><text:span text:style-name="T6">Attribute: <text:s/>frequencyFile</text:span></text:h>
      <text:p text:style-name="P23"><text:span text:style-name="T6">This is an object for writing out the file of wave frequencies.</text:span></text:p>
      <text:h text:style-name="DocHeading2" text:outline-level="2"><text:span text:style-name="T6">Operation: <text:s/>writeFiles()</text:span></text:h>
      <text:p text:style-name="P23"><text:span text:style-name="T6">This is the operation to iterate through each object in the vector OutputFiles and trigger each object to write its output file. <text:s/>Before iterating through the files, the operation must also check that the folder path exists, or create the necessary folders.</text:span></text:p>
      <text:p text:style-name="P23"><text:span text:style-name="T6"/></text:p>
      <text:h text:style-name="DocHeading1" text:outline-level="1"><text:soft-page-break/><text:span text:style-name="T4">Class: <text:s/></text:span><text:span text:style-name="T3">fileWriter</text:span></text:h>
      <text:p text:style-name="P23"><text:span text:style-name="T6">This is the main class used to define the file writing objects. <text:s/>Each fileWriter object is then customized for the specific type of output file to write.</text:span></text:p>
      <text:h text:style-name="DocHeading2" text:outline-level="2"><text:span text:style-name="T6">Attribute: <text:s/>fileName</text:span></text:h>
      <text:p text:style-name="P23"><text:span text:style-name="T6">The filename to write. <text:s/>This is normally fixed. <text:s/>But don't create it as a constant. <text:s/>Future versions of the program may have some need to change the filename at runtime. <text:s/>The constructor will set a default filename for each object, based on its class.</text:span></text:p>
      <text:h text:style-name="DocHeading2" text:outline-level="2"><text:span text:style-name="T6">Attribute: <text:s/>className</text:span></text:h>
      <text:p text:style-name="P23"><text:span text:style-name="T6">This is the string that gets written in the output file. <text:s/>It gets manually set, but should match the name of the derivedOutput class that the file pulls from. <text:s/>It should not automatically use the class name of the derivedOutput class because some later implementations may involve more than one derivedOutput class.</text:span></text:p>
      <text:h text:style-name="DocHeading2" text:outline-level="2"><text:span text:style-name="T6">Attribute: <text:s/>version</text:span></text:h>
      <text:p text:style-name="P23"><text:span text:style-name="T6">Specifies the version of the program used, to allow the program awareness for backwards compatibility. <text:s/>Current version is 1.0</text:span></text:p>
      <text:h text:style-name="DocHeading2" text:outline-level="2"><text:span text:style-name="T6">Attribute: <text:s/>format</text:span></text:h>
      <text:p text:style-name="P23"><text:span text:style-name="T6">Specifies the format of the output data. <text:s/>Use keyword “ASCII” to represent text files.</text:span></text:p>
      <text:h text:style-name="DocHeading2" text:outline-level="2"><text:span text:style-name="T6">Attribute: <text:s/>header</text:span></text:h>
      <text:p text:style-name="P23"><text:span text:style-name="T6">The string of the nice header to print out at the top of every output file. <text:s/>Use the following text:</text:span></text:p>
      <text:p text:style-name="P23"><text:span text:style-name="T6"/></text:p>
      <text:p text:style-name="P28"><text:span text:style-name="T7">/*--------------------------------*- C++ -*------------------------------------*\</text:span></text:p>
      <text:p text:style-name="P28"><text:span text:style-name="T7">| O pen <text:s text:c="8"/>| OpenSea: <text:s/>The Open Source Seakeeping Suite <text:s text:c="19"/>|</text:span></text:p>
      <text:p text:style-name="P28"><text:span text:style-name="T7">| S eakeeping <text:s text:c="2"/>| Version: <text:s/>1.0 <text:s text:c="48"/>|</text:span></text:p>
      <text:p text:style-name="P28"><text:span text:style-name="T7">| E valuation <text:s text:c="2"/>| Web: <text:s text:c="5"/>www.dmsonline.us/opensea <text:s text:c="27"/>|</text:span></text:p>
      <text:p text:style-name="P28"><text:span text:style-name="T7">| A nalysis <text:s text:c="4"/>| <text:s text:c="62"/>|</text:span></text:p>
      <text:p text:style-name="P28"><text:span text:style-name="T7">\*-----------------------------------------------------------------------------*/</text:span></text:p>
      <text:p text:style-name="P23"><text:span text:style-name="T6"/></text:p>
      <text:h text:style-name="DocHeading2" text:outline-level="2"><text:span text:style-name="T6">Attribute: <text:s/>filePath</text:span></text:h>
      <text:p text:style-name="P24"><text:span text:style-name="T7">Acquired from the fileList object that called it. <text:s/>The filePath specifies the folder path that the output file needs to write into.</text:span></text:p>
      <text:h text:style-name="DocHeading2" text:outline-level="2"><text:span text:style-name="T6">Attribute: <text:s/>outputsList</text:span></text:h>
      <text:p text:style-name="P24"><text:span text:style-name="T7">A pointer to the derived outputsList object that generated all the derived outputs. <text:s/>This </text:span><text:soft-page-break/><text:span text:style-name="T7">needs to reference the entire list so that later implementations can access multiple derived outputs for file writing.</text:span></text:p>
      <text:h text:style-name="DocHeading2" text:outline-level="2"><text:span text:style-name="T6">Operation: <text:s/>Constructor()</text:span></text:h>
      <text:p text:style-name="P23"><text:span text:style-name="T6">Creates the object and sets key default attributes. <text:s/>Customizations are shown for each child class.</text:span></text:p>
      <text:h text:style-name="DocHeading2" text:outline-level="2"><text:span text:style-name="T6">Operation: <text:s/>Destructor()</text:span></text:h>
      <text:p text:style-name="P24"><text:span text:style-name="T7">Deletes the object.</text:span></text:p>
      <text:h text:style-name="DocHeading2" text:outline-level="2"><text:span text:style-name="T8">Virtual </text:span><text:span text:style-name="T6">Operation: <text:s/>WriteFile()</text:span></text:h>
      <text:p text:style-name="P37"><text:span text:style-name="T7">Writes the output file. <text:s/>There is an example in the testing directory that shows how the output file should look. <text:s/>I have also included it in Appendix A at the end of this report. <text:s/>The general sequence follows this:</text:span></text:p>
      <text:list xml:id="list950043252" text:style-name="L1">
        <text:list-item>
          <text:p text:style-name="P38"><text:span text:style-name="T7">Header Attribute </text:span></text:p>
        </text:list-item>
        <text:list-item>
          <text:p text:style-name="P38"><text:span text:style-name="T7">Version Attribute </text:span></text:p>
        </text:list-item>
        <text:list-item>
          <text:p text:style-name="P38"><text:span text:style-name="T7">Format Attribute </text:span></text:p>
        </text:list-item>
        <text:list-item>
          <text:p text:style-name="P38"><text:span text:style-name="T7">Object Attribute </text:span></text:p>
        </text:list-item>
        <text:list-item>
          <text:p text:style-name="P38"><text:span text:style-name="T7">Some separator</text:span></text:p>
        </text:list-item>
        <text:list-item>
          <text:p text:style-name="P38"><text:span text:style-name="T7">Beginning of output data, organized by body.</text:span></text:p>
        </text:list-item>
      </text:list>
      <text:h text:style-name="DocHeading1" text:outline-level="1"><text:span text:style-name="T4">Class: <text:s/>fileWaveFrequencies</text:span></text:h>
      <text:p text:style-name="P39"><text:span text:style-name="T8">This object collects and writes out the list of wave frequencies.</text:span></text:p>
      <text:h text:style-name="DocHeading2" text:outline-level="2"><text:span text:style-name="T8">Attribute: <text:s/>frequencies</text:span></text:h>
      <text:p text:style-name="P25"><text:span text:style-name="T8">The list of wave frequencies to write.</text:span></text:p>
      <text:h text:style-name="DocHeading2" text:outline-level="2"><text:span text:style-name="T8">Operation: <text:s/>Constructor()</text:span></text:h>
      <text:p text:style-name="P39"><text:span text:style-name="T8">The following items are used during the constructor to customize this class.</text:span></text:p>
      <text:h text:style-name="P15" text:outline-level="3"><text:span text:style-name="T8">Header Attribute </text:span></text:h>
      <text:p text:style-name="P39"><text:span text:style-name="T8">Header = </text:span></text:p>
      <text:p text:style-name="P25"><text:span text:style-name="T6"/></text:p>
      <text:p text:style-name="P29"><text:soft-page-break/><text:span text:style-name="T7">/*--------------------------------*- C++ -*------------------------------------*\</text:span></text:p>
      <text:p text:style-name="P29"><text:span text:style-name="T7">| O pen <text:s text:c="8"/>| OpenSea: <text:s/>The Open Source Seakeeping Suite <text:s text:c="19"/>|</text:span></text:p>
      <text:p text:style-name="P29"><text:span text:style-name="T7">| S eakeeping <text:s text:c="2"/>| Version: <text:s/>1.0 <text:s text:c="48"/>|</text:span></text:p>
      <text:p text:style-name="P29"><text:span text:style-name="T7">| E valuation <text:s text:c="2"/>| Web: <text:s text:c="5"/>www.dmsonline.us/opensea <text:s text:c="27"/>|</text:span></text:p>
      <text:p text:style-name="P29"><text:span text:style-name="T7">| A nalysis <text:s text:c="4"/>| <text:s text:c="62"/>|</text:span></text:p>
      <text:p text:style-name="P29"><text:span text:style-name="T7">\*-----------------------------------------------------------------------------*/</text:span></text:p>
      <text:p text:style-name="P25"><text:span text:style-name="T6"/></text:p>
      <text:p text:style-name="P25"><text:span text:style-name="T8">This can really be coded as global constant variable. <text:s/>It won't change unless a new version of OpenSEA gets released.</text:span></text:p>
      <text:h text:style-name="P15" text:outline-level="3"><text:span text:style-name="T8">ClassName</text:span></text:h>
      <text:p text:style-name="P39"><text:span text:style-name="T8">className = “frequency”</text:span></text:p>
      <text:h text:style-name="DocHeading3" text:outline-level="3"><text:span text:style-name="T8">Version</text:span></text:h>
      <text:p text:style-name="P39"><text:span text:style-name="T8">version = 1.0</text:span></text:p>
      <text:h text:style-name="DocHeading3" text:outline-level="3"><text:span text:style-name="T8">Format</text:span></text:h>
      <text:p text:style-name="P39"><text:span text:style-name="T8">format = “ASCII”</text:span></text:p>
      <text:h text:style-name="P15" text:outline-level="3"><text:span text:style-name="T8">FileName</text:span></text:h>
      <text:p text:style-name="P39"><text:span text:style-name="T8">fileName = “frequencies.out”</text:span></text:p>
      <text:h text:style-name="DocHeading1" text:outline-level="1"><text:span text:style-name="T4">Class: <text:s/>fileWaveDirections</text:span></text:h>
      <text:p text:style-name="P39"><text:span text:style-name="T8">This object writes out the wave directions output file.</text:span></text:p>
      <text:h text:style-name="P17" text:outline-level="2"><text:span text:style-name="T8">Attribute: <text:s/>Directions</text:span></text:h>
      <text:p text:style-name="P25"><text:span text:style-name="T8">The list of wave directions to write.</text:span></text:p>
      <text:h text:style-name="P17" text:outline-level="2"><text:span text:style-name="T8">Operation: <text:s/>Constructor()</text:span></text:h>
      <text:p text:style-name="P39"><text:span text:style-name="T8">The following items are used during the constructor to customize this class.</text:span></text:p>
      <text:h text:style-name="P15" text:outline-level="3"><text:span text:style-name="T8">Header Attribute </text:span></text:h>
      <text:p text:style-name="P39"><text:span text:style-name="T8">Header = </text:span></text:p>
      <text:p text:style-name="P25"><text:span text:style-name="T6"/></text:p>
      <text:p text:style-name="P29"><text:span text:style-name="T7">/*--------------------------------*- C++ -*------------------------------------*\</text:span></text:p>
      <text:p text:style-name="P29"><text:span text:style-name="T7">| O pen <text:s text:c="8"/>| OpenSea: <text:s/>The Open Source Seakeeping Suite <text:s text:c="19"/>|</text:span></text:p>
      <text:p text:style-name="P29"><text:span text:style-name="T7">| S eakeeping <text:s text:c="2"/>| Version: <text:s/>1.0 <text:s text:c="48"/>|</text:span></text:p>
      <text:p text:style-name="P29"><text:span text:style-name="T7">| E valuation <text:s text:c="2"/>| Web: <text:s text:c="5"/>www.dmsonline.us/opensea <text:s text:c="27"/>|</text:span></text:p>
      <text:p text:style-name="P29"><text:span text:style-name="T7">| A nalysis <text:s text:c="4"/>| <text:s text:c="62"/>|</text:span></text:p>
      <text:p text:style-name="P29"><text:soft-page-break/><text:span text:style-name="T7">\*-----------------------------------------------------------------------------*/</text:span></text:p>
      <text:p text:style-name="P25"><text:span text:style-name="T6"/></text:p>
      <text:p text:style-name="P25"><text:span text:style-name="T8">This can really be coded as global constant variable. <text:s/>It won't change unless a new version of OpenSEA gets released.</text:span></text:p>
      <text:h text:style-name="P15" text:outline-level="3"><text:span text:style-name="T8">ClassName</text:span></text:h>
      <text:p text:style-name="P39"><text:span text:style-name="T8">className = “direction”</text:span></text:p>
      <text:h text:style-name="P15" text:outline-level="3"><text:span text:style-name="T8">Version</text:span></text:h>
      <text:p text:style-name="P39"><text:span text:style-name="T8">version = 1.0</text:span></text:p>
      <text:h text:style-name="P15" text:outline-level="3"><text:span text:style-name="T8">Format</text:span></text:h>
      <text:p text:style-name="P39"><text:span text:style-name="T8">format = “ASCII”</text:span></text:p>
      <text:h text:style-name="P15" text:outline-level="3"><text:span text:style-name="T8">FileName</text:span></text:h>
      <text:p text:style-name="P39"><text:span text:style-name="T8">fileName = “directions.out”</text:span></text:p>
      <text:h text:style-name="DocHeading1" text:outline-level="1"><text:span text:style-name="T4">Class: <text:s/>fileGlobalAcceleration</text:span></text:h>
      <text:p text:style-name="P39"><text:span text:style-name="T8">This object writes out the global accelerations that were calculated by the globalAcceleration class in the OutputsList object.</text:span></text:p>
      <text:h text:style-name="P17" text:outline-level="2"><text:span text:style-name="T8">Attribute: <text:s/>dataList</text:span></text:h>
      <text:p text:style-name="P25"><text:span text:style-name="T8">This is a vector of </text:span><text:span text:style-name="T9">objects of the class dataVector&lt;complex double&gt;. <text:s/>Each object in the array contains results for one wave frequencies. <text:s/>Each objects is a vector itself meant to hold the data for a single wave frequency.</text:span></text:p>
      <text:h text:style-name="DocHeading2" text:outline-level="2"><text:span text:style-name="T8">Inherited Operation: <text:s/>Write()</text:span></text:h>
      <text:p text:style-name="P40"><text:span text:style-name="T9">The write Operation gets the results from the derivedOutput object of class globalAcceleration. <text:s/>It stores those results in the object dataVector. <text:s/>Once it collected all the information for each frequency, it then writes that information out to the correct output file, formatted as shown in the test directory.</text:span></text:p>
      <text:p text:style-name="P40"><text:span text:style-name="T9">../500 Testing/Template Project - With Outputs/ofreq1/</text:span></text:p>
      <text:p text:style-name="P40"><text:span text:style-name="T9">It then repeats this process for each OutputsBody defined in the OutputsList object.</text:span></text:p>
      <text:h text:style-name="P17" text:outline-level="2"><text:span text:style-name="T8">Operation: <text:s/>Constructor()</text:span></text:h>
      <text:p text:style-name="P39"><text:span text:style-name="T8">The following items are used during the constructor to customize this class.</text:span></text:p>
      <text:h text:style-name="P15" text:outline-level="3"><text:soft-page-break/><text:span text:style-name="T8">Header Attribute </text:span></text:h>
      <text:p text:style-name="P39"><text:span text:style-name="T8">Header = </text:span></text:p>
      <text:p text:style-name="P25"><text:span text:style-name="T6"/></text:p>
      <text:p text:style-name="P29"><text:span text:style-name="T7">/*--------------------------------*- C++ -*------------------------------------*\</text:span></text:p>
      <text:p text:style-name="P29"><text:span text:style-name="T7">| O pen <text:s text:c="8"/>| OpenSea: <text:s/>The Open Source Seakeeping Suite <text:s text:c="19"/>|</text:span></text:p>
      <text:p text:style-name="P29"><text:span text:style-name="T7">| S eakeeping <text:s text:c="2"/>| Version: <text:s/>1.0 <text:s text:c="48"/>|</text:span></text:p>
      <text:p text:style-name="P29"><text:span text:style-name="T7">| E valuation <text:s text:c="2"/>| Web: <text:s text:c="5"/>www.dmsonline.us/opensea <text:s text:c="27"/>|</text:span></text:p>
      <text:p text:style-name="P29"><text:span text:style-name="T7">| A nalysis <text:s text:c="4"/>| <text:s text:c="62"/>|</text:span></text:p>
      <text:p text:style-name="P29"><text:span text:style-name="T7">\*-----------------------------------------------------------------------------*/</text:span></text:p>
      <text:p text:style-name="P25"><text:span text:style-name="T6"/></text:p>
      <text:p text:style-name="P25"><text:span text:style-name="T8">This can really be coded as global constant variable. <text:s/>It won't change unless a new version of OpenSEA gets released.</text:span></text:p>
      <text:h text:style-name="P15" text:outline-level="3"><text:span text:style-name="T8">ClassName</text:span></text:h>
      <text:p text:style-name="P39"><text:span text:style-name="T8">className = “</text:span><text:span text:style-name="T9">globalAcceleration</text:span><text:span text:style-name="T8">”</text:span></text:p>
      <text:h text:style-name="P15" text:outline-level="3"><text:span text:style-name="T8">Version</text:span></text:h>
      <text:p text:style-name="P39"><text:span text:style-name="T8">version = 1.0</text:span></text:p>
      <text:h text:style-name="P15" text:outline-level="3"><text:span text:style-name="T8">Format</text:span></text:h>
      <text:p text:style-name="P39"><text:span text:style-name="T8">format = “ASCII”</text:span></text:p>
      <text:h text:style-name="P15" text:outline-level="3"><text:span text:style-name="T8">FileName</text:span></text:h>
      <text:p text:style-name="P39"><text:span text:style-name="T8">fileName = “</text:span><text:span text:style-name="T9">globalAcceleration.out</text:span><text:span text:style-name="T8">”</text:span></text:p>
      <text:h text:style-name="DocHeading1" text:outline-level="1"><text:span text:style-name="T4">Class: <text:s/>fileGlobalVelocity</text:span></text:h>
      <text:p text:style-name="P40"><text:span text:style-name="T8">This object writes out the global </text:span><text:span text:style-name="T9">velocities </text:span><text:span text:style-name="T8">that were calculated by the glob</text:span><text:span text:style-name="T9">alVelocity</text:span><text:span text:style-name="T8"> class in the OutputsList object.</text:span></text:p>
      <text:h text:style-name="P18" text:outline-level="2"><text:span text:style-name="T8">Attribute: <text:s/>dataList</text:span></text:h>
      <text:p text:style-name="P26"><text:span text:style-name="T8">This is a vector of </text:span><text:span text:style-name="T9">objects of the class dataVector&lt;complex double&gt;. <text:s/>Each object in the array contains results for one wave frequencies. <text:s/>Each objects is a vector itself meant to hold the data for a single wave frequency.</text:span></text:p>
      <text:h text:style-name="P18" text:outline-level="2"><text:span text:style-name="T8">Inherited Operation: <text:s/>Write()</text:span></text:h>
      <text:p text:style-name="P40"><text:span text:style-name="T9">The write Operation gets the results from the derivedOutput object of class globalVelocity. <text:s/>It stores those results in the object dataVector. <text:s/>Once it collected all the information for each frequency, it then writes that information out to the </text:span><text:soft-page-break/><text:span text:style-name="T9">correct output file, formatted as shown in the test directory.</text:span></text:p>
      <text:p text:style-name="P40"><text:span text:style-name="T9">../500 Testing/Template Project - With Outputs/ofreq1/</text:span></text:p>
      <text:p text:style-name="P40"><text:span text:style-name="T9">It then repeats this process for each OutputsBody defined in the OutputsList object.</text:span></text:p>
      <text:h text:style-name="P18" text:outline-level="2"><text:span text:style-name="T8">Operation: <text:s/>Constructor()</text:span></text:h>
      <text:p text:style-name="P40"><text:span text:style-name="T8">The following items are used during the constructor to customize this class.</text:span></text:p>
      <text:h text:style-name="P16" text:outline-level="3"><text:span text:style-name="T8">Header Attribute </text:span></text:h>
      <text:p text:style-name="P40"><text:span text:style-name="T8">Header = </text:span></text:p>
      <text:p text:style-name="P26"><text:span text:style-name="T6"/></text:p>
      <text:p text:style-name="P30"><text:span text:style-name="T7">/*--------------------------------*- C++ -*------------------------------------*\</text:span></text:p>
      <text:p text:style-name="P30"><text:span text:style-name="T7">| O pen <text:s text:c="8"/>| OpenSea: <text:s/>The Open Source Seakeeping Suite <text:s text:c="19"/>|</text:span></text:p>
      <text:p text:style-name="P30"><text:span text:style-name="T7">| S eakeeping <text:s text:c="2"/>| Version: <text:s/>1.0 <text:s text:c="48"/>|</text:span></text:p>
      <text:p text:style-name="P30"><text:span text:style-name="T7">| E valuation <text:s text:c="2"/>| Web: <text:s text:c="5"/>www.dmsonline.us/opensea <text:s text:c="27"/>|</text:span></text:p>
      <text:p text:style-name="P30"><text:span text:style-name="T7">| A nalysis <text:s text:c="4"/>| <text:s text:c="62"/>|</text:span></text:p>
      <text:p text:style-name="P30"><text:span text:style-name="T7">\*-----------------------------------------------------------------------------*/</text:span></text:p>
      <text:p text:style-name="P26"><text:span text:style-name="T6"/></text:p>
      <text:p text:style-name="P26"><text:span text:style-name="T8">This can really be coded as global constant variable. <text:s/>It won't change unless a new version of OpenSEA gets released.</text:span></text:p>
      <text:h text:style-name="P16" text:outline-level="3"><text:span text:style-name="T8">ClassName</text:span></text:h>
      <text:p text:style-name="P40"><text:span text:style-name="T8">className = “</text:span><text:span text:style-name="T9">globalVelocity</text:span><text:span text:style-name="T8">”</text:span></text:p>
      <text:h text:style-name="P16" text:outline-level="3"><text:span text:style-name="T8">Version</text:span></text:h>
      <text:p text:style-name="P40"><text:span text:style-name="T8">version = 1.0</text:span></text:p>
      <text:h text:style-name="P16" text:outline-level="3"><text:span text:style-name="T8">Format</text:span></text:h>
      <text:p text:style-name="P40"><text:span text:style-name="T8">format = “ASCII”</text:span></text:p>
      <text:h text:style-name="P16" text:outline-level="3"><text:span text:style-name="T8">FileName</text:span></text:h>
      <text:p text:style-name="P40"><text:span text:style-name="T8">fileName = “</text:span><text:span text:style-name="T9">globalVelocity.out</text:span><text:span text:style-name="T8">”</text:span></text:p>
      <text:h text:style-name="DocHeading1" text:outline-level="1"><text:span text:style-name="T4">Class: <text:s/>fileGlobalPosition</text:span></text:h>
      <text:p text:style-name="P40"><text:span text:style-name="T8">This object writes out the global </text:span><text:span text:style-name="T9">positions </text:span><text:span text:style-name="T8">that were calculated by the global</text:span><text:span text:style-name="T9">Position</text:span><text:span text:style-name="T8"> class in the OutputsList object.</text:span></text:p>
      <text:h text:style-name="P18" text:outline-level="2"><text:soft-page-break/><text:span text:style-name="T8">Attribute: <text:s/>dataList</text:span></text:h>
      <text:p text:style-name="P26"><text:span text:style-name="T8">This is a vector of </text:span><text:span text:style-name="T9">objects of the class dataVector&lt;complex double&gt;. <text:s/>Each object in the array contains results for one wave frequencies. <text:s/>Each objects is a vector itself meant to hold the data for a single wave frequency.</text:span></text:p>
      <text:h text:style-name="P18" text:outline-level="2"><text:span text:style-name="T8">Inherited Operation: <text:s/>Write()</text:span></text:h>
      <text:p text:style-name="P40"><text:span text:style-name="T9">The write operation gets the results from the derivedOutput object of class globalAcceleration. <text:s/>It stores those results in the object dataVector. <text:s/>Once it collected all the information for each frequency, it then writes that information out to the correct output file, formatted as shown in the test directory.</text:span></text:p>
      <text:p text:style-name="P40"><text:span text:style-name="T9">../500 Testing/Template Project - With Outputs/ofreq1/</text:span></text:p>
      <text:p text:style-name="P40"><text:span text:style-name="T9">It then repeats this process for each OutputsBody defined in the OutputsList object.</text:span></text:p>
      <text:h text:style-name="P18" text:outline-level="2"><text:span text:style-name="T8">Operation: <text:s/>Constructor()</text:span></text:h>
      <text:p text:style-name="P40"><text:span text:style-name="T8">The following items are used during the constructor to customize this class.</text:span></text:p>
      <text:h text:style-name="P16" text:outline-level="3"><text:span text:style-name="T8">Header Attribute </text:span></text:h>
      <text:p text:style-name="P40"><text:span text:style-name="T8">Header = </text:span></text:p>
      <text:p text:style-name="P26"><text:span text:style-name="T6"/></text:p>
      <text:p text:style-name="P30"><text:span text:style-name="T7">/*--------------------------------*- C++ -*------------------------------------*\</text:span></text:p>
      <text:p text:style-name="P30"><text:span text:style-name="T7">| O pen <text:s text:c="8"/>| OpenSea: <text:s/>The Open Source Seakeeping Suite <text:s text:c="19"/>|</text:span></text:p>
      <text:p text:style-name="P30"><text:span text:style-name="T7">| S eakeeping <text:s text:c="2"/>| Version: <text:s/>1.0 <text:s text:c="48"/>|</text:span></text:p>
      <text:p text:style-name="P30"><text:span text:style-name="T7">| E valuation <text:s text:c="2"/>| Web: <text:s text:c="5"/>www.dmsonline.us/opensea <text:s text:c="27"/>|</text:span></text:p>
      <text:p text:style-name="P30"><text:span text:style-name="T7">| A nalysis <text:s text:c="4"/>| <text:s text:c="62"/>|</text:span></text:p>
      <text:p text:style-name="P30"><text:span text:style-name="T7">\*-----------------------------------------------------------------------------*/</text:span></text:p>
      <text:p text:style-name="P26"><text:span text:style-name="T6"/></text:p>
      <text:p text:style-name="P26"><text:span text:style-name="T8">This can really be coded as global constant variable. <text:s/>It won't change unless a new version of OpenSEA gets released.</text:span></text:p>
      <text:h text:style-name="P16" text:outline-level="3"><text:span text:style-name="T8">ClassName</text:span></text:h>
      <text:p text:style-name="P40"><text:span text:style-name="T8">className = “</text:span><text:span text:style-name="T9">globalPosition</text:span><text:span text:style-name="T8">”</text:span></text:p>
      <text:h text:style-name="P16" text:outline-level="3"><text:span text:style-name="T8">Version</text:span></text:h>
      <text:p text:style-name="P40"><text:span text:style-name="T8">version = 1.0</text:span></text:p>
      <text:h text:style-name="P16" text:outline-level="3"><text:span text:style-name="T8">Format</text:span></text:h>
      <text:p text:style-name="P40"><text:span text:style-name="T8">format = “ASCII”</text:span></text:p>
      <text:h text:style-name="P16" text:outline-level="3"><text:soft-page-break/><text:span text:style-name="T8">FileName</text:span></text:h>
      <text:p text:style-name="P40"><text:span text:style-name="T8">fileName = “</text:span><text:span text:style-name="T9">globalPosition.out</text:span><text:span text:style-name="T8">”</text:span></text:p>
      <text:h text:style-name="P43" text:outline-level="1"><text:span text:style-name="T9">Class: <text:s/>dataVector</text:span></text:h>
      <text:p text:style-name="P40"><text:span text:style-name="T9">The dataVector is a template class that can accommodate different variables. <text:s/>It is meant to represent as single data entry associated with the index of a single wave frequencies. <text:s/>The values for the data are actually a vector of template data type. <text:s/>The vector entries are the solutions associated with each motion.</text:span></text:p>
      <text:h text:style-name="P18" text:outline-level="2"><text:span text:style-name="T9">Attribute: <text:s/>Frequency</text:span></text:h>
      <text:p text:style-name="P40"><text:span text:style-name="T9">An integer that represents the index of the wave frequency </text:span><text:span text:style-name="T10">associated with this data object.</text:span></text:p>
      <text:h text:style-name="P19" text:outline-level="2"><text:span text:style-name="T10">Attribute: <text:s/>Value</text:span></text:h>
      <text:p text:style-name="P41"><text:span text:style-name="T10">A vector containing the actual values associated with the data object. <text:s/>The size of the vector is not known before run time. <text:s/>It varies with the motion model associated with it.</text:span></text:p>
      <text:h text:style-name="DocHeading1" text:outline-level="1">Conclusion</text:h>
      <text:p text:style-name="P27"><text:span text:style-name="T10">This completes the definition of the outputs file writing objects.</text:span></text:p>
      <text:p text:style-name="DocText"/>
      <text:p text:style-name="P11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  <text:h text:style-name="Appendix" text:outline-level="1">Appendix A: <text:s/><text:span text:style-name="T7">Example of Output File</text:span></text:h>
      <text:p text:style-name="P28"><text:span text:style-name="T7">/*--------------------------------*- C++ -*------------------------------------*\</text:span></text:p>
      <text:p text:style-name="P28"><text:span text:style-name="T7">| O pen <text:s text:c="8"/>| OpenSea: <text:s/>The Open Source Seakeeping Suite <text:s text:c="19"/>|</text:span></text:p>
      <text:p text:style-name="P28"><text:span text:style-name="T7">| S eakeeping <text:s text:c="2"/>| Version: <text:s/>1.0 <text:s text:c="48"/>|</text:span></text:p>
      <text:p text:style-name="P28"><text:span text:style-name="T7">| E valuation <text:s text:c="2"/>| Web: <text:s text:c="5"/>www.dmsonline.us/opensea <text:s text:c="27"/>|</text:span></text:p>
      <text:p text:style-name="P28"><text:span text:style-name="T7">| A nalysis <text:s text:c="4"/>| <text:s text:c="62"/>|</text:span></text:p>
      <text:p text:style-name="P28"><text:span text:style-name="T7">\*-----------------------------------------------------------------------------*/</text:span></text:p>
      <text:p text:style-name="P28"><text:span text:style-name="T7">seafile</text:span></text:p>
      <text:p text:style-name="P28"><text:span text:style-name="T7">{</text:span></text:p>
      <text:p text:style-name="P28"><text:span text:style-name="T7"><text:s text:c="4"/>version <text:s text:c="4"/>1.0;</text:span></text:p>
      <text:p text:style-name="P28"><text:span text:style-name="T7"><text:s text:c="4"/>format <text:s text:c="5"/>ascii;</text:span></text:p>
      <text:p text:style-name="P28"><text:span text:style-name="T7"><text:s text:c="4"/>object <text:s text:c="5"/>accglobal;</text:span></text:p>
      <text:p text:style-name="P28"><text:span text:style-name="T7">}</text:span></text:p>
      <text:p text:style-name="P28"><text:span text:style-name="T7">// * * * * * * * * * * * * * * * * * * * * * * * * * * * * * * * * * * * * * //</text:span></text:p>
      <text:p text:style-name="P28"><text:span text:style-name="T7">body {</text:span></text:p>
      <text:p text:style-name="P28"><text:span text:style-name="T7"><text:s text:c="2"/>name "body1";</text:span></text:p>
      <text:p text:style-name="P28"><text:span text:style-name="T7"><text:s text:c="2"/>data {</text:span></text:p>
      <text:p text:style-name="P28"><text:span text:style-name="T7"><text:s text:c="4"/>frequency 1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2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3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4</text:span></text:p>
      <text:p text:style-name="P28"><text:soft-page-break/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5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6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7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8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9</text:span></text:p>
      <text:p text:style-name="P28"><text:soft-page-break/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0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1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2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3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4</text:span></text:p>
      <text:p text:style-name="P28"><text:soft-page-break/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5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6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7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8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9</text:span></text:p>
      <text:p text:style-name="P28"><text:soft-page-break/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20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}</text:span></text:p>
      <text:p text:style-name="P28"><text:span text:style-name="T7"></text:span></text:p>
      <text:p text:style-name="P28"><text:span text:style-name="T7">body {</text:span></text:p>
      <text:p text:style-name="P28"><text:span text:style-name="T7"><text:s text:c="2"/>name "body2";</text:span></text:p>
      <text:p text:style-name="P28"><text:span text:style-name="T7"><text:s text:c="2"/>data {</text:span></text:p>
      <text:p text:style-name="P28"><text:span text:style-name="T7"><text:s text:c="4"/>frequency 1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2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3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oft-page-break/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4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5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6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7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8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oft-page-break/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9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0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1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2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3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oft-page-break/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4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5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6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7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8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oft-page-break/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19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<text:s text:c="2"/>data {</text:span></text:p>
      <text:p text:style-name="P28"><text:span text:style-name="T7"><text:s text:c="4"/>frequency 20</text:span></text:p>
      <text:p text:style-name="P28"><text:span text:style-name="T7"><text:s text:c="4"/>value (</text:span></text:p>
      <text:p text:style-name="P28"><text:span text:style-name="T7"><text:s text:c="4"/>3.49034295746184+2.95803989154981i</text:span></text:p>
      <text:p text:style-name="P28"><text:span text:style-name="T7"><text:s text:c="4"/>12.4285966635775+2.73495886623547i</text:span></text:p>
      <text:p text:style-name="P28"><text:span text:style-name="T7"><text:s text:c="4"/>25.7903399171931+2.59807621135332i</text:span></text:p>
      <text:p text:style-name="P28"><text:span text:style-name="T7"><text:s text:c="4"/>70.1054123466879+2.39791576165636i</text:span></text:p>
      <text:p text:style-name="P28"><text:span text:style-name="T7"><text:s text:c="4"/>347.234380478734+2.03715487874634i</text:span></text:p>
      <text:p text:style-name="P28"><text:span text:style-name="T7"><text:s text:c="4"/>512.858510942829+1.93907194296653i <text:s text:c="2"/></text:span></text:p>
      <text:p text:style-name="P28"><text:span text:style-name="T7"><text:s text:c="4"/>);</text:span></text:p>
      <text:p text:style-name="P28"><text:span text:style-name="T7"><text:s text:c="2"/>}</text:span></text:p>
      <text:p text:style-name="P28"><text:span text:style-name="T7">}</text:span></text:p>
      <text:p text:style-name="P28"><text:span text:style-name="T7">// ************************************************************************* /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officeooo:paragraph-rsid="00081ebb" style:font-size-asian="18pt" style:font-size-complex="18pt"/>
    </style:style>
    <style:style style:name="MP3" style:family="paragraph" style:parent-style-name="Standard">
      <style:text-properties style:font-name="Arial" officeooo:paragraph-rsid="00081ebb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paragraph-rsid="00081ebb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officeooo:rsid="00081ebb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4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5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7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45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<text:span text:style-name="MT1">Output Writing Classes</text:span>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<text:span text:style-name="MT1">DMS1303-001-220-02</text:span></text:p>
            </table:table-cell>
            <table:table-cell table:style-name="Table1.A1" office:value-type="string">
              <text:p text:style-name="MP4"><text:span text:style-name="MT1">May 19, 2013</text:span></text:p>
            </table:table-cell>
          </table:table-row>
        </table:table>
        <text:p text:style-name="Header"/>
      </style:header>
      <style:footer>
        <text:p text:style-name="MP5"><draw:line text:anchor-type="paragraph" draw:z-index="21" draw:style-name="Mgr1" draw:text-style-name="MP6" svg:x1="0.011in" svg:y1="0.0102in" svg:x2="6.9244in" svg:y2="0.0102in"><text:p/></draw:line><text:span text:style-name="MT2"><text:file-name text:display="name-and-extension">220-02 FileWriterClass.odt</text:file-name></text:span><text:tab/> <text:a xlink:type="simple" xlink:href="http://www.dmsonline.us/"><text:span text:style-name="MT2">www.dmsonline.us</text:span></text:a><text:tab/>Page <text:page-number text:select-page="current">23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23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22" draw:style-name="Mgr2" draw:text-style-name="MP10" svg:width="5.4039in" svg:height="0.5079in" svg:x="0.0701in" svg:y="0.1902in"><draw:text-box><text:p text:style-name="MP9"><text:span text:style-name="MT3">D</text:span><text:span text:style-name="MT4">atawave </text:span><text:span text:style-name="MT5">M</text:span><text:span text:style-name="MT4">arine </text:span><text:span text:style-name="MT5">S</text:span><text:span text:style-name="MT6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5-19T12:04:24</meta:creation-date>
    <meta:editing-cycles>5</meta:editing-cycles>
    <meta:editing-duration>PT1H36M41S</meta:editing-duration>
    <dc:date>2013-05-19T13:58:13</dc:date>
    <meta:document-statistic meta:table-count="4" meta:image-count="2" meta:object-count="0" meta:page-count="23" meta:paragraph-count="723" meta:word-count="2599" meta:character-count="26235" meta:non-whitespace-character-count="20765"/>
    <meta:user-defined meta:name="Info 1"/>
    <meta:user-defined meta:name="Info 2"/>
    <meta:user-defined meta:name="Info 3"/>
    <meta:user-defined meta:name="Info 4"/>
  </office:meta>
</office:document-meta>
</file>